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0257" officeooo:paragraph-rsid="00000257"/>
    </style:style>
    <style:style style:name="P2" style:family="paragraph" style:parent-style-name="Standard">
      <style:text-properties officeooo:rsid="00025d9c" officeooo:paragraph-rsid="00025d9c"/>
    </style:style>
    <style:style style:name="P3" style:family="paragraph" style:parent-style-name="Standard">
      <style:text-properties officeooo:rsid="0008be8f" officeooo:paragraph-rsid="0008be8f"/>
    </style:style>
    <style:style style:name="P4" style:family="paragraph" style:parent-style-name="Standard" style:list-style-name="L1">
      <style:text-properties officeooo:rsid="00000257" officeooo:paragraph-rsid="00000257"/>
    </style:style>
    <style:style style:name="P5" style:family="paragraph" style:parent-style-name="Standard" style:list-style-name="L1">
      <style:text-properties officeooo:rsid="0001cf65" officeooo:paragraph-rsid="0001cf65"/>
    </style:style>
    <style:style style:name="P6" style:family="paragraph" style:parent-style-name="Standard" style:list-style-name="L1">
      <style:text-properties officeooo:rsid="00025d9c" officeooo:paragraph-rsid="00025d9c"/>
    </style:style>
    <style:style style:name="P7" style:family="paragraph" style:parent-style-name="Standard" style:list-style-name="L1">
      <style:text-properties officeooo:rsid="0003bbdb" officeooo:paragraph-rsid="0003bbdb"/>
    </style:style>
    <style:style style:name="P8" style:family="paragraph" style:parent-style-name="Standard" style:list-style-name="L1">
      <style:text-properties officeooo:rsid="0008be8f" officeooo:paragraph-rsid="0008be8f"/>
    </style:style>
    <style:style style:name="P9" style:family="paragraph" style:parent-style-name="Standard" style:list-style-name="L1">
      <style:text-properties officeooo:rsid="000c1d5f" officeooo:paragraph-rsid="000c1d5f"/>
    </style:style>
    <style:style style:name="P10" style:family="paragraph" style:parent-style-name="Standard" style:list-style-name="L1">
      <style:text-properties officeooo:rsid="00109103" officeooo:paragraph-rsid="00109103"/>
    </style:style>
    <style:style style:name="T1" style:family="text">
      <style:text-properties officeooo:rsid="00036c93"/>
    </style:style>
    <style:style style:name="T2" style:family="text">
      <style:text-properties officeooo:rsid="0003bbdb"/>
    </style:style>
    <style:style style:name="T3" style:family="text">
      <style:text-properties officeooo:rsid="0008be8f"/>
    </style:style>
    <style:style style:name="T4" style:family="text">
      <style:text-properties officeooo:rsid="000a17f0"/>
    </style:style>
    <style:style style:name="T5" style:family="text">
      <style:text-properties officeooo:rsid="000c1d5f"/>
    </style:style>
    <style:style style:name="T6" style:family="text">
      <style:text-properties officeooo:rsid="000de947"/>
    </style:style>
    <style:style style:name="T7" style:family="text">
      <style:text-properties officeooo:rsid="000f72a3"/>
    </style:style>
    <style:style style:name="T8" style:family="text">
      <style:text-properties officeooo:rsid="001091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ngs you did in the course.</text:p>
      <text:p text:style-name="P1"/>
      <text:list xml:id="list2681519491" text:style-name="L1">
        <text:list-item>
          <text:p text:style-name="P4">Running map reduce jobs written in Java, <text:span text:style-name="T5">Python</text:span>, Pig <text:span text:style-name="T5">or Scala. Reading errors and making the code work provided by the developers. </text:span></text:p>
        </text:list-item>
        <text:list-item>
          <text:p text:style-name="P4">Installing Hadoop <text:span text:style-name="T4">(2.7, 2.8 &amp; Hadoop 3)</text:span> and configuring hadoop settings <text:span text:style-name="T4">(xml hadoop files, adding user called hadoopuser and giving him all rights to run hadoop, giving root user all rights to run hadoop)</text:span></text:p>
        </text:list-item>
        <text:list-item>
          <text:p text:style-name="P9">Createing new user and giving him rights to run hadoop – using chmod, ssh, chown to provide the requisite rights</text:p>
        </text:list-item>
        <text:list-item>
          <text:p text:style-name="P5">Scoop to transfer data from hdfs to sql and vice versa. <text:span text:style-name="T6">Using where command and understanding important of time stamps</text:span></text:p>
        </text:list-item>
        <text:list-item>
          <text:p text:style-name="P6">Hive creating table <text:span text:style-name="T2">and importing Data (External Internal Partition Bucketing), Creating partition and buckets.</text:span></text:p>
        </text:list-item>
        <text:list-item>
          <text:p text:style-name="P7">Installing Hbase and installing MongoDB and creating tables in mongodb</text:p>
        </text:list-item>
        <text:list-item>
          <text:p text:style-name="P7">Installing Kafka and configuring Kafka for creating senders and recievers and testing the database. <text:span text:style-name="T7">There should be 3 windows open, one to act as server and other two as broadcaster and reciever. Testing the isntallation and data flow.</text:span></text:p>
        </text:list-item>
        <text:list-item>
          <text:p text:style-name="P6">Running scala code <text:span text:style-name="T1">and basic understanding of Scala language (Scala worksheets)</text:span></text:p>
        </text:list-item>
        <text:list-item>
          <text:p text:style-name="P10">Installing Jupyter notebooks, Pycharm for users and configuring so that Pyspark works.</text:p>
        </text:list-item>
        <text:list-item>
          <text:p text:style-name="P6">Running PySpark based code written in Python <text:span text:style-name="T8">using Jupyter Notebooks.</text:span></text:p>
        </text:list-item>
        <text:list-item>
          <text:p text:style-name="P6">Running Python code via PySpark <text:span text:style-name="T3">RDDs</text:span></text:p>
        </text:list-item>
        <text:list-item>
          <text:p text:style-name="P6">Running SQL code via Pyspark , <text:span text:style-name="T3">SQL context and Spark context in Pyspark</text:span></text:p>
        </text:list-item>
        <text:list-item>
          <text:p text:style-name="P8">Multi node installation</text:p>
        </text:list-item>
      </text:list>
      <text:p text:style-name="P3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7:25:32.337178525</meta:creation-date>
    <dc:date>2018-11-11T14:13:21.873492866</dc:date>
    <meta:editing-duration>PT8M7S</meta:editing-duration>
    <meta:editing-cycles>13</meta:editing-cycles>
    <meta:generator>LibreOffice/6.0.6.2$Linux_X86_64 LibreOffice_project/00m0$Build-2</meta:generator>
    <meta:document-statistic meta:table-count="0" meta:image-count="0" meta:object-count="0" meta:page-count="1" meta:paragraph-count="14" meta:word-count="231" meta:character-count="1387" meta:non-whitespace-character-count="1181"/>
  </office:meta>
</office:document-meta>
</file>